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2025-02-2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6808" calcext:value-type="float">
            <text:p>136.7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2024-01-0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5832" calcext:value-type="float">
            <text:p>132.0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2023-01-1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03936" calcext:value-type="float">
            <text:p>127.5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2022-01-1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63912" calcext:value-type="float">
            <text:p>124.2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2021-01-2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25952" calcext:value-type="float">
            <text:p>117.7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2020-02-1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9936" calcext:value-type="float">
            <text:p>114.5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2019-02-1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0648" calcext:value-type="float">
            <text:p>110.3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2017-12-2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1744" calcext:value-type="float">
            <text:p>112.2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2016-12-2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7736" calcext:value-type="float">
            <text:p>112.1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2013-01-29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18744" calcext:value-type="float">
            <text:p>114.9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2012-01-0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12" calcext:value-type="float">
            <text:p>127.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2010-12-2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67704" calcext:value-type="float">
            <text:p>133.2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2010-01-2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72" calcext:value-type="float">
            <text:p>118.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2009-02-25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31152" calcext:value-type="float">
            <text:p>121.2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2008-02-0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2008" calcext:value-type="float">
            <text:p>117.4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2007-02-0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0744" calcext:value-type="float">
            <text:p>127.1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2006-02-03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1668" calcext:value-type="float">
            <text:p>118.2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2005-01-0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2004-01-16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19752" calcext:value-type="float">
            <text:p>106.2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2003-01-0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5176" calcext:value-type="float">
            <text:p>99.3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2002-02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4176" calcext:value-type="float">
            <text:p>106.5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2000-03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9056" calcext:value-type="float">
            <text:p>103.6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1997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925095264501</text:p>
          </table:table-cell>
          <table:table-cell office:value-type="string" calcext:value-type="string">
            <text:p>TS-60-53-814</text:p>
          </table:table-cell>
          <table:table-cell office:value-type="string" calcext:value-type="string">
            <text:p>196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